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he Peak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öhePeak gesamt: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undet</text:p>
          </table:table-cell>
          <table:table-cell table:style-name="ce2" table:formula="of:=[.B9]" office:value-type="float" office:value="1.2" calcext:value-type="float">
            <text:p>1,20</text:p>
          </table:table-cell>
          <table:table-cell table:style-name="ce2" table:formula="of:=[.C9]" office:value-type="float" office:value="0.1" calcext:value-type="float">
            <text:p>0,10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  <table:table-cell table:number-columns-repeated="1019"/>
        </table:table-row>
        <table:table-row table:style-name="ro1">
          <table:table-cell/>
          <table:table-cell table:formula="of:=[.B14]*(PI()/180)" office:value-type="float" office:value="0.0399680398706701" calcext:value-type="float">
            <text:p>0,0399680399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-A-Scan</text:p>
          </table:table-cell>
          <table:table-cell table:formula="of:=1/12000" office:value-type="float" office:value="0.0000833333333333333" calcext:value-type="float">
            <text:p>8,33333333333333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 table:number-columns-repeated="1020"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7]*[.B17])/([.B16]*4*PI()*[.B13]*SIN([.B15]))" office:value-type="float" office:value="19322695.7116509" calcext:value-type="float">
            <text:p>19322695,7116509</text:p>
          </table:table-cell>
          <table:table-cell table:formula="of:=SQRT(([.C9]/[.B9])^2+([.C13]/[.B13])^2+([.C17]/[.B17])^2)*[.B20]" office:value-type="float" office:value="1882171.91966942" calcext:value-type="float">
            <text:p>1882171,91966942</text:p>
          </table:table-cell>
          <table:table-cell office:value-type="string" calcext:value-type="string">
            <text:p>nm/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640353627297.732" calcext:value-type="float">
            <text:p>640353627297,732</text:p>
          </table:table-cell>
          <table:table-cell table:formula="of:=SQRT(([.C20]/[.B20])^2+(2*[.C19]/[.B19])^2)*[.B21]" office:value-type="float" office:value="68642761203.7345" calcext:value-type="float">
            <text:p>68642761203,7345</text:p>
          </table:table-cell>
          <table:table-cell office:value-type="string" calcext:value-type="string">
            <text:p>10^-21 m³/s</text:p>
          </table:table-cell>
          <table:table-cell table:number-columns-repeated="1020"/>
        </table:table-row>
        <table:table-row table:style-name="ro1">
          <table:table-cell/>
          <table:table-cell table:formula="of:=[.B21]*(10^-21)*(10^6)" office:value-type="float" office:value="0.000640353627297732" calcext:value-type="float">
            <text:p>0,0006403536</text:p>
          </table:table-cell>
          <table:table-cell table:formula="of:=[.C21]*(10^-21)*(10^6)" office:value-type="float" office:value="0.0000686427612037345" calcext:value-type="float">
            <text:p>6,86427612037345E-005</text:p>
          </table:table-cell>
          <table:table-cell office:value-type="string" calcext:value-type="string">
            <text:p>ml/s</text:p>
          </table:table-cell>
          <table:table-cell table:number-columns-repeated="1020"/>
        </table:table-row>
        <table:table-row table:style-name="ro1">
          <table:table-cell/>
          <table:table-cell table:formula="of:=[.B22]*3600" office:value-type="float" office:value="2.30527305827184" calcext:value-type="float">
            <text:p>2,3052730583</text:p>
          </table:table-cell>
          <table:table-cell table:formula="of:=[.C22]*3600" office:value-type="float" office:value="0.247113940333444" calcext:value-type="float">
            <text:p>0,2471139403</text:p>
          </table:table-cell>
          <table:table-cell office:value-type="string" calcext:value-type="string">
            <text:p>ml/h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6-11-08T21:17:08Z</meta:creation-date>
    <dc:date>2016-11-17T15:52:18.695000000</dc:date>
    <meta:editing-cycles>3</meta:editing-cycles>
    <meta:editing-duration>PT2M5S</meta:editing-duration>
    <meta:document-statistic meta:table-count="1" meta:cell-count="73" meta:object-count="0"/>
  </office:meta>
</office:document-meta>
</file>